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float" office:value="0.00227873">
            <text:p>0,00227873</text:p>
          </table:table-cell>
          <table:table-cell table:style-name="ce1" office:value-type="float" office:value="1.0625">
            <text:p>1,0625</text:p>
          </table:table-cell>
          <table:table-cell office:value-type="float" office:value="0.133858">
            <text:p>0,133858</text:p>
          </table:table-cell>
          <table:table-cell office:value-type="float" office:value="0.053315">
            <text:p>0,053315</text:p>
          </table:table-cell>
          <table:table-cell office:value-type="float" office:value="1.57638">
            <text:p>1,57638</text:p>
          </table:table-cell>
          <table:table-cell office:value-type="float" office:value="0.000879479">
            <text:p>0,000879479</text:p>
          </table:table-cell>
          <table:table-cell office:value-type="float" office:value="0.128906">
            <text:p>0,128906</text:p>
          </table:table-cell>
          <table:table-cell office:value-type="float" office:value="0.016136">
            <text:p>0,016136</text:p>
          </table:table-cell>
          <table:table-cell office:value-type="float" office:value="0.0370849">
            <text:p>0,0370849</text:p>
          </table:table-cell>
          <table:table-cell office:value-type="float" office:value="0.739268">
            <text:p>0,739268</text:p>
          </table:table-cell>
          <table:table-cell office:value-type="float" office:value="0.000399486">
            <text:p>0,000399486</text:p>
          </table:table-cell>
          <table:table-cell office:value-type="float" office:value="1.19255">
            <text:p>1,19255</text:p>
          </table:table-cell>
        </table:table-row>
        <table:table-row table:style-name="ro1">
          <table:table-cell office:value-type="float" office:value="0.00227966">
            <text:p>0,00227966</text:p>
          </table:table-cell>
          <table:table-cell office:value-type="float" office:value="0.571429">
            <text:p>0,571429</text:p>
          </table:table-cell>
          <table:table-cell office:value-type="float" office:value="0.110236">
            <text:p>0,110236</text:p>
          </table:table-cell>
          <table:table-cell office:value-type="float" office:value="-0.0155017">
            <text:p>-0,0155017</text:p>
          </table:table-cell>
          <table:table-cell office:value-type="float" office:value="0.306419">
            <text:p>0,306419</text:p>
          </table:table-cell>
          <table:table-cell office:value-type="float" office:value="0.00022479">
            <text:p>0,00022479</text:p>
          </table:table-cell>
          <table:table-cell office:value-type="float" office:value="0.0859375">
            <text:p>0,0859375</text:p>
          </table:table-cell>
          <table:table-cell office:value-type="float" office:value="0.0102556">
            <text:p>0,0102556</text:p>
          </table:table-cell>
          <table:table-cell office:value-type="float" office:value="0.0435984">
            <text:p>0,0435984</text:p>
          </table:table-cell>
          <table:table-cell office:value-type="float" office:value="0.587633">
            <text:p>0,587633</text:p>
          </table:table-cell>
          <table:table-cell office:value-type="float" office:value="-0.0291993">
            <text:p>-0,0291993</text:p>
          </table:table-cell>
          <table:table-cell office:value-type="float" office:value="0.903212">
            <text:p>0,903212</text:p>
          </table:table-cell>
        </table:table-row>
        <table:table-row table:style-name="ro1">
          <table:table-cell office:value-type="float" office:value="0.00482167">
            <text:p>0,00482167</text:p>
          </table:table-cell>
          <table:table-cell table:style-name="ce1" office:value-type="float" office:value="1.3">
            <text:p>1,3</text:p>
          </table:table-cell>
          <table:table-cell office:value-type="float" office:value="0.102362">
            <text:p>0,102362</text:p>
          </table:table-cell>
          <table:table-cell office:value-type="float" office:value="0.0108744">
            <text:p>0,0108744</text:p>
          </table:table-cell>
          <table:table-cell office:value-type="float" office:value="0.318474">
            <text:p>0,318474</text:p>
          </table:table-cell>
          <table:table-cell office:value-type="float" office:value="0.000380736">
            <text:p>0,000380736</text:p>
          </table:table-cell>
          <table:table-cell office:value-type="float" office:value="0.0898438">
            <text:p>0,0898438</text:p>
          </table:table-cell>
          <table:table-cell office:value-type="float" office:value="0.0117678">
            <text:p>0,0117678</text:p>
          </table:table-cell>
          <table:table-cell office:value-type="float" office:value="0.0430252">
            <text:p>0,0430252</text:p>
          </table:table-cell>
          <table:table-cell office:value-type="float" office:value="0.602969">
            <text:p>0,602969</text:p>
          </table:table-cell>
          <table:table-cell office:value-type="float" office:value="-0.0339194">
            <text:p>-0,0339194</text:p>
          </table:table-cell>
          <table:table-cell office:value-type="float" office:value="0.850999">
            <text:p>0,850999</text:p>
          </table:table-cell>
        </table:table-row>
        <table:table-row table:style-name="ro1">
          <table:table-cell office:value-type="float" office:value="0.00132299">
            <text:p>0,00132299</text:p>
          </table:table-cell>
          <table:table-cell office:value-type="float" office:value="0.4375">
            <text:p>0,4375</text:p>
          </table:table-cell>
          <table:table-cell office:value-type="float" office:value="0.125984">
            <text:p>0,125984</text:p>
          </table:table-cell>
          <table:table-cell office:value-type="float" office:value="-0.0380091">
            <text:p>-0,0380091</text:p>
          </table:table-cell>
          <table:table-cell office:value-type="float" office:value="0.723583">
            <text:p>0,723583</text:p>
          </table:table-cell>
          <table:table-cell office:value-type="float" office:value="0.000333633">
            <text:p>0,000333633</text:p>
          </table:table-cell>
          <table:table-cell office:value-type="float" office:value="0.0898438">
            <text:p>0,0898438</text:p>
          </table:table-cell>
          <table:table-cell office:value-type="float" office:value="0.0114543">
            <text:p>0,0114543</text:p>
          </table:table-cell>
          <table:table-cell office:value-type="float" office:value="0.0413912">
            <text:p>0,0413912</text:p>
          </table:table-cell>
          <table:table-cell office:value-type="float" office:value="0.696938">
            <text:p>0,696938</text:p>
          </table:table-cell>
          <table:table-cell office:value-type="float" office:value="-0.0357419">
            <text:p>-0,0357419</text:p>
          </table:table-cell>
          <table:table-cell office:value-type="float" office:value="0.897369">
            <text:p>0,897369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formula="of:=MIN([.A1:.A6])" office:value-type="float" office:value="0.00132299">
            <text:p>0,00132299</text:p>
          </table:table-cell>
          <table:table-cell table:formula="of:=MIN([.B1:.B6])" office:value-type="float" office:value="0.4375">
            <text:p>0,4375</text:p>
          </table:table-cell>
          <table:table-cell table:formula="of:=MIN([.C1:.C6])" office:value-type="float" office:value="0.102362">
            <text:p>0,102362</text:p>
          </table:table-cell>
          <table:table-cell table:formula="of:=MIN([.D1:.D6])" office:value-type="float" office:value="-0.0380091">
            <text:p>-0,0380091</text:p>
          </table:table-cell>
          <table:table-cell table:formula="of:=MIN([.E1:.E6])" office:value-type="float" office:value="0.306419">
            <text:p>0,306419</text:p>
          </table:table-cell>
          <table:table-cell table:formula="of:=MIN([.F1:.F6])" office:value-type="float" office:value="0.00022479">
            <text:p>0,00022479</text:p>
          </table:table-cell>
          <table:table-cell table:formula="of:=MIN([.G1:.G6])" office:value-type="float" office:value="0.0859375">
            <text:p>0,0859375</text:p>
          </table:table-cell>
          <table:table-cell table:formula="of:=MIN([.H1:.H6])" office:value-type="float" office:value="0.0102556">
            <text:p>0,0102556</text:p>
          </table:table-cell>
          <table:table-cell table:formula="of:=MIN([.I1:.I6])" office:value-type="float" office:value="0.0370849">
            <text:p>0,0370849</text:p>
          </table:table-cell>
          <table:table-cell table:formula="of:=MIN([.J1:.J6])" office:value-type="float" office:value="0.587633">
            <text:p>0,587633</text:p>
          </table:table-cell>
          <table:table-cell table:formula="of:=MIN([.K1:.K6])" office:value-type="float" office:value="-0.0357419">
            <text:p>-0,0357419</text:p>
          </table:table-cell>
          <table:table-cell table:formula="of:=MIN([.L1:.L6])" office:value-type="float" office:value="0.850999">
            <text:p>0,850999</text:p>
          </table:table-cell>
        </table:table-row>
        <table:table-row table:style-name="ro1">
          <table:table-cell table:formula="of:=MAX([.A1:.A6])" office:value-type="float" office:value="0.00482167">
            <text:p>0,00482167</text:p>
          </table:table-cell>
          <table:table-cell table:formula="of:=MAX([.B1:.B6])" office:value-type="float" office:value="1.3">
            <text:p>1,3</text:p>
          </table:table-cell>
          <table:table-cell table:formula="of:=MAX([.C1:.C6])" office:value-type="float" office:value="0.133858">
            <text:p>0,133858</text:p>
          </table:table-cell>
          <table:table-cell table:formula="of:=MAX([.D1:.D6])" office:value-type="float" office:value="0.053315">
            <text:p>0,053315</text:p>
          </table:table-cell>
          <table:table-cell table:formula="of:=MAX([.E1:.E6])" office:value-type="float" office:value="1.57638">
            <text:p>1,57638</text:p>
          </table:table-cell>
          <table:table-cell table:formula="of:=MAX([.F1:.F6])" office:value-type="float" office:value="0.000879479">
            <text:p>0,000879479</text:p>
          </table:table-cell>
          <table:table-cell table:formula="of:=MAX([.G1:.G6])" office:value-type="float" office:value="0.128906">
            <text:p>0,128906</text:p>
          </table:table-cell>
          <table:table-cell table:formula="of:=MAX([.H1:.H6])" office:value-type="float" office:value="0.016136">
            <text:p>0,016136</text:p>
          </table:table-cell>
          <table:table-cell table:formula="of:=MAX([.I1:.I6])" office:value-type="float" office:value="0.0435984">
            <text:p>0,0435984</text:p>
          </table:table-cell>
          <table:table-cell table:formula="of:=MAX([.J1:.J6])" office:value-type="float" office:value="0.739268">
            <text:p>0,739268</text:p>
          </table:table-cell>
          <table:table-cell table:formula="of:=MAX([.K1:.K6])" office:value-type="float" office:value="0.000399486">
            <text:p>0,000399486</text:p>
          </table:table-cell>
          <table:table-cell table:formula="of:=MAX([.L1:.L6])" office:value-type="float" office:value="1.19255">
            <text:p>1,192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7:32:2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7T17:32:26</dc:date>
    <dc:creator>tomko </dc:creator>
    <meta:document-statistic meta:table-count="1" meta:cell-count="72" meta:object-count="0"/>
    <meta:generator>LibreOffice/3.4$Unix LibreOffice_project/340m1$Build-602</meta:generator>
  </office:meta>
</office:document-meta>
</file>